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</style:style>
    <style:style style:name="T447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63633089BR</text:p>
        </text:list-item>
        <text:list-item>
          <text:p text:style-name="P305">AK263921757BR</text:p>
        </text:list-item>
        <text:list-item>
          <text:p text:style-name="P306">AA220296194BR</text:p>
        </text:list-item>
        <text:list-item>
          <text:p text:style-name="P307">AK110199898BR</text:p>
        </text:list-item>
        <text:list-item>
          <text:p text:style-name="P308">AK263160389BR</text:p>
        </text:list-item>
        <text:list-item>
          <text:p text:style-name="P309">AK262496554BR</text:p>
        </text:list-item>
        <text:list-item>
          <text:p text:style-name="P310">AK262502294BR</text:p>
        </text:list-item>
        <text:list-item>
          <text:p text:style-name="P311">AA222023009BR</text:p>
        </text:list-item>
        <text:list-item>
          <text:p text:style-name="P312">AA220769795BR</text:p>
        </text:list-item>
        <text:list-item>
          <text:p text:style-name="P313">AK264744497BR</text:p>
        </text:list-item>
        <text:list-item>
          <text:p text:style-name="P314">AK263909305BR</text:p>
        </text:list-item>
        <text:list-item>
          <text:p text:style-name="P315">AK263153065BR</text:p>
        </text:list-item>
        <text:list-item>
          <text:p text:style-name="P316">AK263849831BR</text:p>
        </text:list-item>
        <text:list-item>
          <text:p text:style-name="P317">AA221831772BR</text:p>
        </text:list-item>
        <text:list-item>
          <text:p text:style-name="P318">AK263625533BR</text:p>
        </text:list-item>
        <text:list-item>
          <text:p text:style-name="P319">AA221512368BR</text:p>
        </text:list-item>
        <text:list-item>
          <text:p text:style-name="P320">AK263558286BR</text:p>
        </text:list-item>
        <text:list-item>
          <text:p text:style-name="P321">AK264153557BR</text:p>
        </text:list-item>
        <text:list-item>
          <text:p text:style-name="P322">AK264093204BR</text:p>
        </text:list-item>
        <text:list-item>
          <text:p text:style-name="P323">AK263990810BR</text:p>
        </text:list-item>
        <text:list-item>
          <text:p text:style-name="P324">AK264733260BR</text:p>
        </text:list-item>
        <text:list-item>
          <text:p text:style-name="P325">AA220874167BR</text:p>
        </text:list-item>
        <text:list-item>
          <text:p text:style-name="P326">AA220849233BR</text:p>
        </text:list-item>
        <text:list-item>
          <text:p text:style-name="P327">AK262183896BR</text:p>
        </text:list-item>
        <text:list-item>
          <text:p text:style-name="P328">AK262124941BR</text:p>
        </text:list-item>
        <text:list-item>
          <text:p text:style-name="P329">AK262235001BR</text:p>
        </text:list-item>
        <text:list-item>
          <text:p text:style-name="P330">AA220903570BR</text:p>
        </text:list-item>
        <text:list-item>
          <text:p text:style-name="P331">AK262057796BR</text:p>
        </text:list-item>
        <text:list-item>
          <text:p text:style-name="P332">AK262418089BR</text:p>
        </text:list-item>
        <text:list-item>
          <text:p text:style-name="P333">QQ450874926BR</text:p>
        </text:list-item>
        <text:list-item>
          <text:p text:style-name="P334">AK262538475BR</text:p>
        </text:list-item>
        <text:list-item>
          <text:p text:style-name="P335">AK262538617BR</text:p>
        </text:list-item>
        <text:list-item>
          <text:p text:style-name="P336">AK262538705BR</text:p>
        </text:list-item>
        <text:list-item>
          <text:p text:style-name="P337">AA221856289BR</text:p>
        </text:list-item>
        <text:list-item>
          <text:p text:style-name="P338">AK262539674BR</text:p>
        </text:list-item>
        <text:list-item>
          <text:p text:style-name="P339">AK262587887BR</text:p>
        </text:list-item>
        <text:list-item>
          <text:p text:style-name="P340">AA219927392BR</text:p>
        </text:list-item>
        <text:list-item>
          <text:p text:style-name="P341">AA222507466BR</text:p>
        </text:list-item>
        <text:list-item>
          <text:p text:style-name="P342">AA222504266BR</text:p>
        </text:list-item>
        <text:list-item>
          <text:p text:style-name="P343">AA221845428BR</text:p>
        </text:list-item>
        <text:list-item>
          <text:p text:style-name="P344">AK263656221BR</text:p>
        </text:list-item>
        <text:list-item>
          <text:p text:style-name="P345">AK263558961BR</text:p>
        </text:list-item>
        <text:list-item>
          <text:p text:style-name="P346">AK263781343BR</text:p>
        </text:list-item>
        <text:list-item>
          <text:p text:style-name="P347">AA222537410BR</text:p>
        </text:list-item>
        <text:list-item>
          <text:p text:style-name="P348">AK263864365BR</text:p>
        </text:list-item>
        <text:list-item>
          <text:p text:style-name="P349">AK264360259BR</text:p>
        </text:list-item>
        <text:list-item>
          <text:p text:style-name="P350">AK262679668BR</text:p>
        </text:list-item>
        <text:list-item>
          <text:p text:style-name="P351">AK264450175BR</text:p>
        </text:list-item>
        <text:list-item>
          <text:p text:style-name="P352">AA220939146BR</text:p>
        </text:list-item>
        <text:list-item>
          <text:p text:style-name="P353">AK260863750BR</text:p>
        </text:list-item>
        <text:list-item>
          <text:p text:style-name="P354">AA220086540BR</text:p>
        </text:list-item>
        <text:list-item>
          <text:p text:style-name="P355">QQ450873996BR</text:p>
        </text:list-item>
        <text:list-item>
          <text:p text:style-name="P356">QQ450874991BR</text:p>
        </text:list-item>
        <text:list-item>
          <text:p text:style-name="P357">TI941298795BR</text:p>
        </text:list-item>
        <text:list-item>
          <text:p text:style-name="P358">AK263320871BR</text:p>
        </text:list-item>
        <text:list-item>
          <text:p text:style-name="P359">AK264332955BR</text:p>
        </text:list-item>
        <text:list-item>
          <text:p text:style-name="P360">AA222185474BR</text:p>
        </text:list-item>
        <text:list-item>
          <text:p text:style-name="P361">QQ450873948BR</text:p>
        </text:list-item>
        <text:list-item>
          <text:p text:style-name="P362">AK263861421BR</text:p>
        </text:list-item>
        <text:list-item>
          <text:p text:style-name="P363">AK260227268BR</text:p>
        </text:list-item>
        <text:list-item>
          <text:p text:style-name="P364">QQ450874055BR</text:p>
        </text:list-item>
        <text:list-item>
          <text:p text:style-name="P365">AK262441944BR</text:p>
        </text:list-item>
        <text:list-item>
          <text:p text:style-name="P366">QQ450873982BR</text:p>
        </text:list-item>
        <text:list-item>
          <text:p text:style-name="P367">AA222780842BR</text:p>
        </text:list-item>
        <text:list-item>
          <text:p text:style-name="P368">AK262506781BR</text:p>
        </text:list-item>
        <text:list-item>
          <text:p text:style-name="P369">TI941298760BR</text:p>
        </text:list-item>
        <text:list-item>
          <text:p text:style-name="P370">AK263397779BR</text:p>
        </text:list-item>
        <text:list-item>
          <text:p text:style-name="P371">AA221526818BR</text:p>
        </text:list-item>
        <text:list-item>
          <text:p text:style-name="P372">AK263474691BR</text:p>
        </text:list-item>
        <text:list-item>
          <text:p text:style-name="P373">AK263334155BR</text:p>
        </text:list-item>
        <text:list-item>
          <text:p text:style-name="P374">AK261746746BR</text:p>
        </text:list-item>
        <text:list-item>
          <text:p text:style-name="P375">AA222780768BR</text:p>
        </text:list-item>
        <text:list-item>
          <text:p text:style-name="P376">AA222594995BR</text:p>
        </text:list-item>
        <text:list-item>
          <text:p text:style-name="P377">AA221040080BR</text:p>
        </text:list-item>
        <text:list-item>
          <text:p text:style-name="P378">AK262512742BR</text:p>
        </text:list-item>
        <text:list-item>
          <text:p text:style-name="P379">AA220275115BR</text:p>
        </text:list-item>
        <text:list-item>
          <text:p text:style-name="P380">AK264096925BR</text:p>
        </text:list-item>
        <text:list-item>
          <text:p text:style-name="P381">AK263945237BR</text:p>
        </text:list-item>
        <text:list-item>
          <text:p text:style-name="P382">AK264794618BR</text:p>
        </text:list-item>
        <text:list-item>
          <text:p text:style-name="P383">AA222265291BR</text:p>
        </text:list-item>
        <text:list-item>
          <text:p text:style-name="P384">AA221216201BR</text:p>
        </text:list-item>
        <text:list-item>
          <text:p text:style-name="P385">AK261777791BR</text:p>
        </text:list-item>
        <text:list-item>
          <text:p text:style-name="P386">AA220580432BR</text:p>
        </text:list-item>
        <text:list-item>
          <text:p text:style-name="P387">AK261930504BR</text:p>
        </text:list-item>
        <text:list-item>
          <text:p text:style-name="P388">AA220690755BR</text:p>
        </text:list-item>
        <text:list-item>
          <text:p text:style-name="P389">AK264126485BR</text:p>
        </text:list-item>
        <text:list-item>
          <text:p text:style-name="P390">AA222130705BR</text:p>
        </text:list-item>
        <text:list-item>
          <text:p text:style-name="P391">AA222426665BR</text:p>
        </text:list-item>
        <text:list-item>
          <text:p text:style-name="P392">AK261379741BR</text:p>
        </text:list-item>
        <text:list-item>
          <text:p text:style-name="P393">AK263593141BR</text:p>
        </text:list-item>
        <text:list-item>
          <text:p text:style-name="P394">AK262227835BR</text:p>
        </text:list-item>
        <text:list-item>
          <text:p text:style-name="P395">AA221912785BR</text:p>
        </text:list-item>
        <text:list-item>
          <text:p text:style-name="P396">AA221713339BR</text:p>
        </text:list-item>
        <text:list-item>
          <text:p text:style-name="P397">AK262352422BR</text:p>
        </text:list-item>
        <text:list-item>
          <text:p text:style-name="P398">AA220999480BR</text:p>
        </text:list-item>
        <text:list-item>
          <text:p text:style-name="P399">AA220125155BR</text:p>
        </text:list-item>
        <text:list-item>
          <text:p text:style-name="P400">AK262398852BR</text:p>
        </text:list-item>
        <text:list-item>
          <text:p text:style-name="P401">AK262430297BR</text:p>
        </text:list-item>
        <text:list-item>
          <text:p text:style-name="P402">AK262434529BR</text:p>
        </text:list-item>
        <text:list-item>
          <text:p text:style-name="P403">AA220203895BR</text:p>
        </text:list-item>
        <text:list-item>
          <text:p text:style-name="P404">AK264658881BR</text:p>
        </text:list-item>
        <text:list-item>
          <text:p text:style-name="P405">AK264254992BR</text:p>
        </text:list-item>
        <text:list-item>
          <text:p text:style-name="P406">AK264194171BR</text:p>
        </text:list-item>
        <text:list-item>
          <text:p text:style-name="P407">AK263998036BR</text:p>
        </text:list-item>
        <text:list-item>
          <text:p text:style-name="P408">AK263473651BR</text:p>
        </text:list-item>
        <text:list-item>
          <text:p text:style-name="P409">AK262446102BR</text:p>
        </text:list-item>
        <text:list-item>
          <text:p text:style-name="P410">AK261379123BR</text:p>
        </text:list-item>
        <text:list-item>
          <text:p text:style-name="P411">AA219862060BR</text:p>
        </text:list-item>
        <text:list-item>
          <text:p text:style-name="P412">AK262867388BR</text:p>
        </text:list-item>
        <text:list-item>
          <text:p text:style-name="P413">AA221450938BR</text:p>
        </text:list-item>
        <text:list-item>
          <text:p text:style-name="P414">AA138560435BR</text:p>
        </text:list-item>
        <text:list-item>
          <text:p text:style-name="P415">AA221107949BR</text:p>
        </text:list-item>
        <text:list-item>
          <text:p text:style-name="P416">AK262030759BR</text:p>
        </text:list-item>
        <text:list-item>
          <text:p text:style-name="P417">AK261876295BR</text:p>
        </text:list-item>
        <text:list-item>
          <text:p text:style-name="P418">AK263826950BR</text:p>
        </text:list-item>
        <text:list-item>
          <text:p text:style-name="P419">AA222558825BR</text:p>
        </text:list-item>
        <text:list-item>
          <text:p text:style-name="P420">AA220216908BR</text:p>
        </text:list-item>
        <text:list-item>
          <text:p text:style-name="P421">AK262653039BR</text:p>
        </text:list-item>
        <text:list-item>
          <text:p text:style-name="P422">AA221442976BR</text:p>
        </text:list-item>
        <text:list-item>
          <text:p text:style-name="P423">AK260425158BR</text:p>
        </text:list-item>
        <text:list-item>
          <text:p text:style-name="P424">AK262062751BR</text:p>
        </text:list-item>
        <text:list-item>
          <text:p text:style-name="P425">AK262075415BR</text:p>
        </text:list-item>
        <text:list-item>
          <text:p text:style-name="P426">AK262215608BR</text:p>
        </text:list-item>
        <text:list-item>
          <text:p text:style-name="P427">AK259942163BR</text:p>
        </text:list-item>
        <text:list-item>
          <text:p text:style-name="P428">AK261748035BR</text:p>
        </text:list-item>
        <text:list-item>
          <text:p text:style-name="P429">AK261931527BR</text:p>
        </text:list-item>
        <text:list-item>
          <text:p text:style-name="P430">AA221913471BR</text:p>
        </text:list-item>
        <text:list-item>
          <text:p text:style-name="P431">AK262177683BR</text:p>
        </text:list-item>
        <text:list-item>
          <text:p text:style-name="P432">AK261691322BR</text:p>
        </text:list-item>
        <text:list-item>
          <text:p text:style-name="P433">AK262378844BR</text:p>
        </text:list-item>
        <text:list-item>
          <text:p text:style-name="P434">AK262376049BR</text:p>
        </text:list-item>
        <text:list-item>
          <text:p text:style-name="P435">AK262527248BR</text:p>
        </text:list-item>
        <text:list-item>
          <text:p text:style-name="P436">AK262528416BR</text:p>
        </text:list-item>
        <text:list-item>
          <text:p text:style-name="P437">AK262424464BR</text:p>
        </text:list-item>
        <text:list-item>
          <text:p text:style-name="P438">AA221399694BR</text:p>
        </text:list-item>
        <text:list-item>
          <text:p text:style-name="P439">AA220797690BR</text:p>
        </text:list-item>
        <text:list-item>
          <text:p text:style-name="P440">AK262398217BR</text:p>
        </text:list-item>
        <text:list-item>
          <text:p text:style-name="P441">AK262327184BR</text:p>
        </text:list-item>
        <text:list-item>
          <text:p text:style-name="P442">AK262311635BR</text:p>
        </text:list-item>
        <text:list-item>
          <text:p text:style-name="P443">AK262265493BR</text:p>
        </text:list-item>
        <text:list-item>
          <text:p text:style-name="P444">AK263827513BR</text:p>
        </text:list-item>
        <text:list-item>
          <text:p text:style-name="P445">AK263336488BR</text:p>
        </text:list-item>
        <text:list-item>
          <text:p text:style-name="P446"><text:span text:style-name="T447">AK263336315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43<text:s/>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30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0T21:01:00Z</meta:creation-date>
    <dc:date>2024-07-30T21:01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312" meta:character-count="1999" meta:row-count="14" meta:non-whitespace-character-count="1690"/>
  </office:meta>
</office:document-meta>
</file>